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cm" fo:margin-bottom="0.499cm" loext:contextual-spacing="false"/>
      <style:text-properties officeooo:paragraph-rsid="001af93b"/>
    </style:style>
    <style:style style:name="P2" style:family="paragraph" style:parent-style-name="Heading_20_2">
      <style:paragraph-properties fo:margin-top="0cm" fo:margin-bottom="0.499cm" loext:contextual-spacing="false"/>
      <style:text-properties officeooo:rsid="001c9e4c" officeooo:paragraph-rsid="001c9e4c"/>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officeooo:paragraph-rsid="001af93b"/>
    </style:style>
    <style:style style:name="P5" style:family="paragraph" style:parent-style-name="Preformatted_20_Text">
      <style:paragraph-properties fo:margin-top="0cm" fo:margin-bottom="0.499cm" loext:contextual-spacing="false"/>
      <style:text-properties officeooo:rsid="001af93b" officeooo:paragraph-rsid="001af93b"/>
    </style:style>
    <style:style style:name="P6" style:family="paragraph" style:parent-style-name="Preformatted_20_Text">
      <style:paragraph-properties fo:margin-top="0cm" fo:margin-bottom="0.499cm" loext:contextual-spacing="false"/>
      <style:text-properties officeooo:rsid="001c9e4c" officeooo:paragraph-rsid="001c9e4c"/>
    </style:style>
    <style:style style:name="P7" style:family="paragraph" style:parent-style-name="Preformatted_20_Text">
      <style:paragraph-properties fo:margin-top="0cm" fo:margin-bottom="0.499cm" loext:contextual-spacing="false"/>
      <style:text-properties officeooo:rsid="001c9e4c" officeooo:paragraph-rsid="001d3225"/>
    </style:style>
    <style:style style:name="P8" style:family="paragraph" style:parent-style-name="Preformatted_20_Text">
      <style:paragraph-properties fo:margin-top="0cm" fo:margin-bottom="0.499cm" loext:contextual-spacing="false"/>
      <style:text-properties officeooo:paragraph-rsid="001d3225"/>
    </style:style>
    <style:style style:name="P9" style:family="paragraph" style:parent-style-name="Preformatted_20_Text">
      <style:paragraph-properties fo:margin-top="0cm" fo:margin-bottom="0.499cm" loext:contextual-spacing="false"/>
      <style:text-properties fo:font-weight="bold" officeooo:rsid="001c9e4c" officeooo:paragraph-rsid="001d3225" style:font-weight-asian="bold" style:font-weight-complex="bold"/>
    </style:style>
    <style:style style:name="P10" style:family="paragraph" style:parent-style-name="Preformatted_20_Text">
      <style:paragraph-properties fo:margin-top="0cm" fo:margin-bottom="0.499cm" loext:contextual-spacing="false"/>
      <style:text-properties fo:font-weight="normal" officeooo:rsid="001c9e4c" officeooo:paragraph-rsid="001d3225" style:font-weight-asian="normal" style:font-weight-complex="normal"/>
    </style:style>
    <style:style style:name="P11" style:family="paragraph" style:parent-style-name="Preformatted_20_Text">
      <style:paragraph-properties fo:margin-top="0cm" fo:margin-bottom="0.499cm" loext:contextual-spacing="false"/>
      <style:text-properties fo:font-weight="normal" officeooo:rsid="001c9e4c" officeooo:paragraph-rsid="001e1bcb" style:font-weight-asian="normal" style:font-weight-complex="normal"/>
    </style:style>
    <style:style style:name="P12" style:family="paragraph" style:parent-style-name="Preformatted_20_Text">
      <style:paragraph-properties fo:margin-top="0cm" fo:margin-bottom="0.499cm" loext:contextual-spacing="false"/>
      <style:text-properties officeooo:paragraph-rsid="00219235"/>
    </style:style>
    <style:style style:name="P13" style:family="paragraph" style:parent-style-name="Preformatted_20_Text">
      <style:text-properties officeooo:paragraph-rsid="001af93b"/>
    </style:style>
    <style:style style:name="P14" style:family="paragraph" style:parent-style-name="Standard">
      <style:text-properties officeooo:paragraph-rsid="001af93b"/>
    </style:style>
    <style:style style:name="T1" style:family="text">
      <style:text-properties officeooo:rsid="001af93b"/>
    </style:style>
    <style:style style:name="T2" style:family="text">
      <style:text-properties officeooo:rsid="001c9e4c"/>
    </style:style>
    <style:style style:name="T3" style:family="text">
      <style:text-properties fo:font-weight="bold"/>
    </style:style>
    <style:style style:name="T4" style:family="text">
      <style:text-properties officeooo:rsid="001d3225"/>
    </style:style>
    <style:style style:name="T5" style:family="text">
      <style:text-properties fo:font-style="italic"/>
    </style:style>
    <style:style style:name="T6" style:family="text">
      <style:text-properties officeooo:rsid="001e1bcb"/>
    </style:style>
    <style:style style:name="T7" style:family="text">
      <style:text-properties officeooo:rsid="00219235"/>
    </style:style>
    <style:style style:name="T8" style:family="text">
      <style:text-properties fo:font-weight="normal" officeooo:rsid="0021923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text:span text:style-name="Strong_20_Emphasis">IP Header</text:span> is meta information at the beginning of an IP packet. It displays information such as the IP version, the packet's length, the source, and the destination. </text:p>
      <text:p text:style-name="Standard"/>
      <text:p text:style-name="Standard">IPV4 header format is 20 to 60 bytes in length. It contains information need for routing and delivery. It consists of 13 fields such as Version, Header length, total distance, identification, flags, checksum, source IP address, destination IP address. It provides essential data need to transmit the data. LE </text:p>
      <text:p text:style-name="Standard"/>
      <text:p text:style-name="Standard"><text:span text:style-name="T3">Sniffing</text:span> is a process of monitoring and capturing all data packets passing through given <text:span text:style-name="T3">network</text:span>. <text:span text:style-name="T3">Sniffers</text:span> are used by <text:span text:style-name="T3">network</text:span>/system administrator to monitor and troubleshoot <text:span text:style-name="T3">network</text:span> traffic</text:p>
      <text:p text:style-name="Standard"/>
      <text:p text:style-name="Standard"><text:span text:style-name="T1">1) D</text:span>etermining which interface we want to sniff on..</text:p>
      <text:p text:style-name="Standard"><text:tab/>We can either define this device in a string, or we can ask pcap to provide us with the name of an interface that will do the job. </text:p>
      <text:p text:style-name="Standard"/>
      <text:p text:style-name="Standard">two techniques for setting the device that we wish to sniff on. </text:p>
      <text:p text:style-name="Standard"/>
      <text:p text:style-name="P14"><text:span text:style-name="T1">1.1)</text:span>first is that we can simply have the user tell us</text:p>
      <text:p text:style-name="P14"/>
      <text:p text:style-name="P13">#include &lt;stdio.h&gt;</text:p>
      <text:p text:style-name="Preformatted_20_Text"><text:s text:c="8"/>#include &lt;pcap.h&gt;</text:p>
      <text:p text:style-name="Preformatted_20_Text"/>
      <text:p text:style-name="Preformatted_20_Text"><text:s text:c="8"/>int main(int argc, char *argv[])</text:p>
      <text:p text:style-name="Preformatted_20_Text"><text:s text:c="8"/>{</text:p>
      <text:p text:style-name="Preformatted_20_Text"><text:s text:c="17"/>char *dev = argv[1];</text:p>
      <text:p text:style-name="Preformatted_20_Text"/>
      <text:p text:style-name="Preformatted_20_Text"><text:s text:c="17"/>printf("Device: %s\n", dev);</text:p>
      <text:p text:style-name="Preformatted_20_Text"><text:s text:c="17"/>return(0);</text:p>
      <text:p text:style-name="P3"><text:s text:c="8"/>}</text:p>
      <text:p text:style-name="P4">The user specifies the device by passing the name of it as the first argument to the program. </text:p>
      <text:p text:style-name="P4">the string "dev" holds the name of the interface that we will sniff on in a format that pcap can understand</text:p>
      <text:p text:style-name="P4"/>
      <text:p text:style-name="P4"><text:span text:style-name="T1">1.2)</text:span>pcap just sets the device on its own</text:p>
      <text:p text:style-name="P4">#include &lt;stdio.h&gt;</text:p>
      <text:p text:style-name="Preformatted_20_Text"><text:s text:c="8"/>#include &lt;pcap.h&gt;</text:p>
      <text:p text:style-name="Preformatted_20_Text"/>
      <text:p text:style-name="Preformatted_20_Text"><text:s text:c="8"/>int main(int argc, char *argv[])</text:p>
      <text:p text:style-name="Preformatted_20_Text"><text:s text:c="8"/>{</text:p>
      <text:p text:style-name="Preformatted_20_Text"><text:s text:c="16"/>char *dev, errbuf[PCAP_ERRBUF_SIZE];</text:p>
      <text:p text:style-name="Preformatted_20_Text"/>
      <text:p text:style-name="Preformatted_20_Text"><text:s text:c="16"/>dev = pcap_lookupdev(errbuf);</text:p>
      <text:p text:style-name="Preformatted_20_Text"><text:s text:c="16"/>if (dev == NULL) {</text:p>
      <text:p text:style-name="Preformatted_20_Text"><text:s text:c="24"/>fprintf(stderr, "Couldn't find default device: %s\n", errbuf);</text:p>
      <text:p text:style-name="Preformatted_20_Text"><text:s text:c="24"/>return(2);</text:p>
      <text:p text:style-name="Preformatted_20_Text"><text:s text:c="16"/>}</text:p>
      <text:p text:style-name="Preformatted_20_Text"><text:soft-page-break/><text:s text:c="16"/>printf("Device: %s\n", dev);</text:p>
      <text:p text:style-name="Preformatted_20_Text"><text:s text:c="16"/>return(0);</text:p>
      <text:p text:style-name="P3"><text:s text:c="8"/>}</text:p>
      <text:h text:style-name="P1" text:outline-level="2">Opening the device for sniffing</text:h>
      <text:p text:style-name="P4">task of creating a sniffing <text:span text:style-name="T1">by pcap_open_live</text:span></text:p>
      <text:p text:style-name="P4">pcap_t *pcap_open_live(char *device, int snaplen, int promisc, int to_ms,</text:p>
      <text:p text:style-name="P3"><text:s text:c="12"/>char *ebuf)</text:p>
      <text:p text:style-name="P4"/>
      <text:p text:style-name="P5">char *device =it is device that specified in set one</text:p>
      <text:p text:style-name="P4"><text:span text:style-name="T1">snaplen = </text:span>is an integer which defines the maximum number of bytes to be captured by pcap</text:p>
      <text:p text:style-name="P4"><text:span text:style-name="T1">t</text:span>o_ms is the read time out in milliseconds</text:p>
      <text:p text:style-name="P4">ebuf is a string we can store any error messages </text:p>
      <text:p text:style-name="P4">#include &lt;pcap.h&gt;</text:p>
      <text:p text:style-name="Preformatted_20_Text"><text:s text:c="9"/>...</text:p>
      <text:p text:style-name="Preformatted_20_Text"><text:s text:c="9"/>pcap_t *handle;</text:p>
      <text:p text:style-name="Preformatted_20_Text"/>
      <text:p text:style-name="Preformatted_20_Text"><text:s text:c="9"/>handle = pcap_open_live(dev, BUFSIZ, 1, 1000, errbuf);</text:p>
      <text:p text:style-name="Preformatted_20_Text"><text:s text:c="9"/>if (handle == NULL) {</text:p>
      <text:p text:style-name="Preformatted_20_Text"><text:s text:c="17"/>fprintf(stderr, "Couldn't open device %s: %s\n", dev, errbuf);</text:p>
      <text:p text:style-name="Preformatted_20_Text"><text:s text:c="17"/>return(2);</text:p>
      <text:p text:style-name="P3"><text:s text:c="9"/>}</text:p>
      <text:p text:style-name="P4">This code fragment opens the device stored in the strong "dev", tells it to read however many bytes are specified in BUFSIZ (which is defined in pcap.h). We are telling it to put the device into promiscuous mode, to sniff until an error occurs, and if there is an error, store it in the string errbuf; it uses that string to print an error message.</text:p>
      <text:p text:style-name="P6">Promiscuous vs non-promiscuous sniffing</text:p>
      <text:h text:style-name="P2" text:outline-level="2">Filtering traffic</text:h>
      <text:p text:style-name="P6">pcap_compile(<text:span text:style-name="T4">)</text:span></text:p>
      <text:p text:style-name="P6">int pcap_compile(pcap_t *p, struct bpf_program *fp, char *str, int optimize, </text:p>
      <text:p text:style-name="P3"><text:s text:c="12"/>bpf_u_int32 netmask)</text:p>
      <text:p text:style-name="P8"><text:span text:style-name="T2">pcap_t *p <text:s/>:-</text:span>argument is our session handle</text:p>
      <text:p text:style-name="P8"><text:span text:style-name="T2">struct bpf_program *fp :- </text:span>Following that is a reference to the place we will store the compiled version of our filter. </text:p>
      <text:p text:style-name="P3">string format</text:p>
      <text:p text:style-name="P8"><text:soft-page-break/><text:span text:style-name="T2">int optimize :- </text:span>integer that decides if the expression should be "optimized" or not </text:p>
      <text:p text:style-name="P7">bpf_u_int32 netmask :- we must specify the network mask of the network the filter applies to</text:p>
      <text:p text:style-name="P7"/>
      <text:p text:style-name="P7">pcap_setfilter()</text:p>
      <text:p text:style-name="P7">int pcap_setfilter(pcap_t *p, struct bpf_program *fp)</text:p>
      <text:p text:style-name="P7"/>
      <text:p text:style-name="P9">capturing packets</text:p>
      <text:p text:style-name="P10"><text:span text:style-name="T6">T</text:span>wo main techniques</text:p>
      <text:p text:style-name="P11"><text:span text:style-name="T6">1)</text:span>capture a single packet at a time, </text:p>
      <text:p text:style-name="P11"><text:span text:style-name="T6">2)</text:span>we can enter a loop that waits for <text:span text:style-name="T5">n</text:span> number of packets</text:p>
      <text:p text:style-name="P11"/>
      <text:p text:style-name="P11">u_char *pcap_next(pcap_t *p, struct pcap_pkthdr *h)</text:p>
      <text:p text:style-name="P11">first argument is our session handler.</text:p>
      <text:p text:style-name="P11">second argument is a pointer to a structure that holds general information about the packet</text:p>
      <text:p text:style-name="P11"><text:s text:c="9"/>#include &lt;pcap.h&gt;</text:p>
      <text:p text:style-name="Preformatted_20_Text"><text:s text:c="9"/>#include &lt;stdio.h&gt;</text:p>
      <text:p text:style-name="Preformatted_20_Text"/>
      <text:p text:style-name="Preformatted_20_Text"><text:s text:c="9"/>int main(int argc, char *argv[])</text:p>
      <text:p text:style-name="Preformatted_20_Text"><text:s text:c="9"/>{</text:p>
      <text:p text:style-name="Preformatted_20_Text"><text:s text:c="16"/>pcap_t *handle; <text:s text:c="16"/>/* Session handle */</text:p>
      <text:p text:style-name="Preformatted_20_Text"><text:s text:c="16"/>char *dev; <text:s text:c="21"/>/* The device to sniff on */</text:p>
      <text:p text:style-name="Preformatted_20_Text"><text:s text:c="16"/>char errbuf[PCAP_ERRBUF_SIZE]; <text:s/>/* Error string */</text:p>
      <text:p text:style-name="Preformatted_20_Text"><text:s text:c="16"/>struct bpf_program fp; <text:s text:c="9"/>/* The compiled filter */</text:p>
      <text:p text:style-name="Preformatted_20_Text"><text:s text:c="16"/>char filter_exp[] = "port 23"; <text:s/>/* The filter expression */</text:p>
      <text:p text:style-name="Preformatted_20_Text"><text:s text:c="16"/>bpf_u_int32 mask; <text:s text:c="14"/>/* Our netmask */</text:p>
      <text:p text:style-name="Preformatted_20_Text"><text:s text:c="16"/>bpf_u_int32 net; <text:s text:c="15"/>/* Our IP */</text:p>
      <text:p text:style-name="Preformatted_20_Text"><text:s text:c="16"/>struct pcap_pkthdr header; <text:s text:c="5"/>/* The header that pcap gives us */</text:p>
      <text:p text:style-name="Preformatted_20_Text"><text:s text:c="16"/>const u_char *packet; <text:s text:c="10"/>/* The actual packet */</text:p>
      <text:p text:style-name="Preformatted_20_Text"/>
      <text:p text:style-name="Preformatted_20_Text"><text:s text:c="16"/>/* Define the device */</text:p>
      <text:p text:style-name="Preformatted_20_Text"><text:s text:c="16"/>dev = pcap_lookupdev(errbuf);</text:p>
      <text:p text:style-name="Preformatted_20_Text"><text:s text:c="16"/>if (dev == NULL) {</text:p>
      <text:p text:style-name="Preformatted_20_Text"><text:s text:c="24"/>fprintf(stderr, "Couldn't find default device: %s\n", errbuf);</text:p>
      <text:p text:style-name="Preformatted_20_Text"><text:s text:c="24"/>return(2);</text:p>
      <text:p text:style-name="Preformatted_20_Text"><text:s text:c="16"/>}</text:p>
      <text:p text:style-name="Preformatted_20_Text"><text:s text:c="16"/>/* Find the properties for the device */</text:p>
      <text:p text:style-name="Preformatted_20_Text"><text:s text:c="16"/>if (pcap_lookupnet(dev, &amp;net, &amp;mask, errbuf) == -1) {</text:p>
      <text:p text:style-name="Preformatted_20_Text"><text:s text:c="24"/>fprintf(stderr, "Couldn't get netmask for device %s: %s\n", dev, errbuf);</text:p>
      <text:p text:style-name="Preformatted_20_Text"><text:s text:c="24"/>net = 0;</text:p>
      <text:p text:style-name="Preformatted_20_Text"><text:soft-page-break/><text:s text:c="24"/>mask = 0;</text:p>
      <text:p text:style-name="Preformatted_20_Text"><text:s text:c="16"/>}</text:p>
      <text:p text:style-name="Preformatted_20_Text"><text:s text:c="16"/>/* Open the session in promiscuous mode */</text:p>
      <text:p text:style-name="Preformatted_20_Text"><text:s text:c="16"/>handle = pcap_open_live(dev, BUFSIZ, 1, 1000, errbuf);</text:p>
      <text:p text:style-name="Preformatted_20_Text"><text:s text:c="16"/>if (handle == NULL) {</text:p>
      <text:p text:style-name="Preformatted_20_Text"><text:s text:c="24"/>fprintf(stderr, "Couldn't open device %s: %s\n", dev, errbuf);</text:p>
      <text:p text:style-name="Preformatted_20_Text"><text:s text:c="24"/>return(2);</text:p>
      <text:p text:style-name="Preformatted_20_Text"><text:s text:c="16"/>}</text:p>
      <text:p text:style-name="Preformatted_20_Text"><text:s text:c="16"/>/* Compile and apply the filter */</text:p>
      <text:p text:style-name="Preformatted_20_Text"><text:s text:c="16"/>if (pcap_compile(handle, &amp;fp, filter_exp, 0, net) == -1) {</text:p>
      <text:p text:style-name="Preformatted_20_Text"><text:s text:c="24"/>fprintf(stderr, "Couldn't parse filter %s: %s\n", filter_exp, pcap_geterr(handle));</text:p>
      <text:p text:style-name="Preformatted_20_Text"><text:s text:c="24"/>return(2);</text:p>
      <text:p text:style-name="Preformatted_20_Text"><text:s text:c="16"/>}</text:p>
      <text:p text:style-name="Preformatted_20_Text"><text:s text:c="16"/>if (pcap_setfilter(handle, &amp;fp) == -1) {</text:p>
      <text:p text:style-name="Preformatted_20_Text"><text:s text:c="24"/>fprintf(stderr, "Couldn't install filter %s: %s\n", filter_exp, pcap_geterr(handle));</text:p>
      <text:p text:style-name="Preformatted_20_Text"><text:s text:c="24"/>return(2);</text:p>
      <text:p text:style-name="Preformatted_20_Text"><text:s text:c="16"/>}</text:p>
      <text:p text:style-name="Preformatted_20_Text"><text:s text:c="16"/>/* Grab a packet */</text:p>
      <text:p text:style-name="Preformatted_20_Text"><text:s text:c="16"/>packet = pcap_next(handle, &amp;header);</text:p>
      <text:p text:style-name="Preformatted_20_Text"><text:s text:c="16"/>/* Print its length */</text:p>
      <text:p text:style-name="Preformatted_20_Text"><text:s text:c="16"/>printf("Jacked a packet with length of [%d]\n", header.len);</text:p>
      <text:p text:style-name="Preformatted_20_Text"><text:s text:c="16"/>/* And close the session */</text:p>
      <text:p text:style-name="Preformatted_20_Text"><text:s text:c="16"/>pcap_close(handle);</text:p>
      <text:p text:style-name="Preformatted_20_Text"><text:s text:c="16"/>return(0);</text:p>
      <text:p text:style-name="P3"><text:s text:c="9"/>}</text:p>
      <text:p text:style-name="Text_20_body">This application sniffs on whatever device is returned by pcap_lookupdev() by putting it into promiscuous mode. It finds the first packet to come across port 23 (telnet) and tells the user the size of the packet (in bytes)</text:p>
      <text:p text:style-name="P12"><text:span text:style-name="T8">Other technique is </text:span>pcap_loop() or pcap_dispatch()</text:p>
      <text:p text:style-name="P12">int pcap_loop(pcap_t *p, int cnt, pcap_handler callback, u_char *user)</text:p>
      <text:p text:style-name="P12">pcap_t *p --session handle</text:p>
      <text:p text:style-name="P12">int cnt---that is an integer that tells pcap_loop() how many packets it should sniff for before returning </text:p>
      <text:p text:style-name="P12">third argument is the name of the callback functio<text:span text:style-name="T7">n</text:span></text:p>
      <text:p text:style-name="P12"/>
      <text:p text:style-name="P12">callback function</text:p>
      <text:p text:style-name="P12">void got_packet(u_char *args, const struct pcap_pkthdr *header,</text:p>
      <text:p text:style-name="P3"><text:s text:c="12"/>const u_char *packet);</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09:42:24.037451941</meta:creation-date>
    <dc:date>2021-02-26T12:26:40.012860614</dc:date>
    <meta:editing-duration>PT1H20M30S</meta:editing-duration>
    <meta:editing-cycles>3</meta:editing-cycles>
    <meta:generator>LibreOffice/6.4.6.2$Linux_X86_64 LibreOffice_project/40$Build-2</meta:generator>
    <meta:document-statistic meta:table-count="0" meta:image-count="0" meta:object-count="0" meta:page-count="4" meta:paragraph-count="124" meta:word-count="897" meta:character-count="6831" meta:non-whitespace-character-count="4760"/>
  </office:meta>
</office:document-meta>
</file>